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database-display text:table-name="Letter" text:table-type="table" text:column-name="Date" text:database-name="test">&lt;Date&gt;</text:database-display></text:p>
      <text:p text:style-name="Standard"/>
      <text:p text:style-name="Text_20_body">Dear <text:database-display text:table-name="Letter" text:table-type="table" text:column-name="Name" text:database-name="test">&lt;Name&gt;</text:database-display></text:p>
      <text:p text:style-name="Text_20_body"/>
      <text:p text:style-name="Text_20_body">Lorem ipsum dolor sit amet, consectetur adipiscing elit. Sed sed libero sit amet turpis congue suscipit. Aliquam erat volutpat. Vestibulum justo nunc, aliquam eget, vehicula ac, viverra vitae, nunc. Quisque quis risus. Fusce risus velit, rhoncus vel, rutrum ac, ullamcorper id, turpis. Suspendisse commodo velit ac purus. Suspendisse potenti. Vivamus in purus quis metus aliquam malesuada. Phasellus arcu dolor, lobortis vitae, fermentum ac, volutpat eu, felis. Sed ornare, lectus egestas tincidunt adipiscing, sem velit pulvinar turpis, non rutrum sapien erat consequat massa.</text:p>
      <text:p text:style-name="Text_20_body"/>
      <text:p text:style-name="Text_20_body">Signed,</text:p>
      <text:p text:style-name="Text_20_body"/>
      <text:section text:style-name="Sect1" text:name="Signatories">
        <text:p text:style-name="Text_20_body"><text:database-display text:table-name="Signatories" text:table-type="table" text:column-name="Name" text:database-name="test">&lt;Name&gt;</text:database-displa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lthe Borch</meta:initial-creator>
    <meta:creation-date>2009-04-15T09:25:23</meta:creation-date>
    <dc:date>2009-04-15T10:16:17</dc:date>
    <dc:creator>Malthe Borch</dc:creator>
    <meta:editing-duration>PT00H31M14S</meta:editing-duration>
    <meta:editing-cycles>4</meta:editing-cycles>
    <meta:generator>OpenOffice.org/3.0$Unix OpenOffice.org_project/300m15$Build-9379</meta:generator>
    <meta:document-statistic meta:table-count="0" meta:image-count="0" meta:object-count="0" meta:page-count="1" meta:paragraph-count="5" meta:word-count="87" meta:character-count="607"/>
    <meta:user-defined meta:name="Info 1"/>
    <meta:user-defined meta:name="Info 2"/>
    <meta:user-defined meta:name="Info 3"/>
    <meta:user-defined meta:name="Info 4"/>
  </office:meta>
</office:document-meta>
</file>